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D 12 – observations des mod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mailto:formationbondy@gmail.com" xlink:type="simple">formationbondy@gmail.com</text:a> / bonbon2018 %</text:p>
          </table:table-cell>
          <table:table-cell office:value-type="string" calcext:value-type="string">
            <text:p>rapport avec la renaturation ? Maîtrise du foncier.Quelle maille ?</text:p>
          </table:table-cell>
          <table:table-cell office:value-type="string" calcext:value-type="string">
            <text:p>Q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seignant-426 / SuperVision !</text:p>
          </table:table-cell>
          <table:table-cell office:value-type="string" calcext:value-type="string">
            <text:p>extraction pour chaque commune. Questionnaire combien de lg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004990 / K66r5qc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ention, pb autoca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ndu des notes et correction D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éventuellement exerc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er dans les groupes pour voir observation respectée ou pas. Et pourquo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0:30:48.6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6T15:48:55.902000000</meta:creation-date>
    <dc:date>2025-05-09T10:41:05.471000000</dc:date>
    <meta:editing-duration>PT4H31M27S</meta:editing-duration>
    <meta:editing-cycles>4</meta:editing-cycles>
    <meta:generator>LibreOffice/7.2.3.2$Windows_X86_64 LibreOffice_project/d166454616c1632304285822f9c83ce2e660fd92</meta:generator>
    <meta:document-statistic meta:table-count="1" meta:cell-count="13" meta:object-count="0"/>
  </office:meta>
</office:document-meta>
</file>